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84.6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99"/>
    <style:style style:name="ce2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99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ackground-color="#9bbb59" fo:wrap-option="wrap" style:vertical-align="automatic"/>
    </style:style>
    <style:style style:name="ce6" style:family="table-cell" style:parent-style-name="Default" style:data-style-name="N2">
      <style:table-cell-properties fo:background-color="#9bbb59"/>
    </style:style>
    <style:style style:name="ce4" style:family="table-cell" style:parent-style-name="Default" style:data-style-name="N0">
      <style:table-cell-properties fo:background-color="transparent" fo:wrap-option="wrap" style:vertical-align="automatic"/>
    </style:style>
    <style:style style:name="ce11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 style:data-style-name="N2"/>
    <style:style style:name="ce1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2">
      <style:table-cell-properties fo:background-color="transparent"/>
    </style:style>
    <style:style style:name="ce13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1"/>
    <style:style style:name="ce1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21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kiz" table:style-name="ta1">
        <table:table-column table:style-name="co1" table:number-columns-repeated="2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91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hhtyp</text:p>
          </table:table-cell>
          <table:table-cell table:style-name="ce2" office:value-type="string" calcext:value-type="string">
            <text:p>hh_korr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w_hours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ineducation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alleinerz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adult_num_tu</text:p>
          </table:table-cell>
          <table:table-cell table:style-name="ce2" office:value-type="string" calcext:value-type="string">
            <text:p>child_num_tu</text:p>
          </table:table-cell>
          <table:table-cell table:style-name="ce2" office:value-type="string" calcext:value-type="string">
            <text:p>alg2_grossek_hh</text:p>
          </table:table-cell>
          <table:table-cell table:style-name="ce2" office:value-type="string" calcext:value-type="string">
            <text:p>ar_alg2_ek_hh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kiz_temp</text:p>
          </table:table-cell>
          <table:table-cell table:style-name="ce4" table:number-columns-repeated="3"/>
          <table:table-cell table:style-name="ce2" office:value-type="string" calcext:value-type="string">
            <text:p>kiz_ek_regel</text:p>
          </table:table-cell>
          <table:table-cell table:style-name="ce2" office:value-type="string" calcext:value-type="string">
            <text:p>kiz_ek_kdu</text:p>
          </table:table-cell>
          <table:table-cell table:style-name="ce2"/>
          <table:table-cell table:style-name="ce4" office:value-type="string" calcext:value-type="string">
            <text:p>kiz_ek_relev</text:p>
          </table:table-cell>
          <table:table-cell table:style-name="ce2" office:value-type="string" calcext:value-type="string">
            <text:p>kiz_ek_max</text:p>
          </table:table-cell>
          <table:table-cell table:style-name="ce2" office:value-type="string" calcext:value-type="string">
            <text:p>kiz_incrange</text:p>
          </table:table-cell>
          <table:table-cell table:style-name="ce2" office:value-type="string" calcext:value-type="string">
            <text:p>kiz_ek_anr</text:p>
          </table:table-cell>
          <table:table-cell table:style-name="ce2" office:value-type="string" calcext:value-type="string">
            <text:p>kiz_temp</text:p>
          </table:table-cell>
          <table:table-cell table:number-columns-repeated="988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2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]-[.R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644" calcext:value-type="float">
            <text:p>644</text:p>
          </table:table-cell>
          <table:table-cell table:formula="of:=[.R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]*[.R2]*140-[.AH2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]+[.N2])" office:value-type="float" office:value="665.28" calcext:value-type="float">
            <text:p>665.28</text:p>
          </table:table-cell>
          <table:table-cell table:style-name="ce8"/>
          <table:table-cell table:style-name="ce9" table:formula="of:=[.AB2]+[.AC2]" office:value-type="float" office:value="1393.28" calcext:value-type="float">
            <text:p>1393.28</text:p>
          </table:table-cell>
          <table:table-cell table:style-name="ce10" table:formula="of:=[.AE2]+170*[.R2]" office:value-type="float" office:value="1563.28" calcext:value-type="float">
            <text:p>1563.3</text:p>
          </table:table-cell>
          <table:table-cell table:style-name="ce23" table:formula="of:=AND(([.S2]&gt;900);([.T2]&lt;=[.AF2]))" office:value-type="boolean" office:boolean-value="true" calcext:value-type="boolean">
            <text:p>TRUE</text:p>
          </table:table-cell>
          <table:table-cell table:style-name="ce8" table:formula="of:=0.5*MAX([.T2]-[.AE2];0)" office:value-type="float" office:value="0" calcext:value-type="float">
            <text:p>0.00</text:p>
          </table:table-cell>
          <table:table-cell table:style-name="ce8" table:formula="of:=[.AG2]*140*[.R2]-[.AH2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3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3]-[.R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644" calcext:value-type="float">
            <text:p>644</text:p>
          </table:table-cell>
          <table:table-cell table:formula="of:=[.R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3]*[.R3]*140-[.AH3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3]+[.N3])" office:value-type="float" office:value="665.28" calcext:value-type="float">
            <text:p>665.28</text:p>
          </table:table-cell>
          <table:table-cell table:style-name="ce8"/>
          <table:table-cell table:style-name="ce9" table:formula="of:=[.AB3]+[.AC3]" office:value-type="float" office:value="1393.28" calcext:value-type="float">
            <text:p>1393.28</text:p>
          </table:table-cell>
          <table:table-cell table:style-name="ce10" table:formula="of:=[.AE3]+170*[.R3]" office:value-type="float" office:value="1563.28" calcext:value-type="float">
            <text:p>1563.3</text:p>
          </table:table-cell>
          <table:table-cell table:style-name="ce23" table:formula="of:=AND(([.S3]&gt;900);([.T3]&lt;=[.AF3]))" office:value-type="boolean" office:boolean-value="true" calcext:value-type="boolean">
            <text:p>TRUE</text:p>
          </table:table-cell>
          <table:table-cell table:formula="of:=0.5*MAX([.T3]-[.AE3];0)" office:value-type="float" office:value="0" calcext:value-type="float">
            <text:p>0</text:p>
          </table:table-cell>
          <table:table-cell table:style-name="ce8" table:formula="of:=[.AG3]*140*[.R3]-[.AH3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I4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4]-[.R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R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4]*[.R4]*140-[.AH4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4]+[.N4])" office:value-type="float" office:value="665.28" calcext:value-type="float">
            <text:p>665.28</text:p>
          </table:table-cell>
          <table:table-cell table:style-name="ce8"/>
          <table:table-cell table:style-name="ce9" table:formula="of:=[.AB4]+[.AC4]" office:value-type="float" office:value="1393.28" calcext:value-type="float">
            <text:p>1393.28</text:p>
          </table:table-cell>
          <table:table-cell table:style-name="ce10" table:formula="of:=[.AE4]+170*[.R4]" office:value-type="float" office:value="1563.28" calcext:value-type="float">
            <text:p>1563.3</text:p>
          </table:table-cell>
          <table:table-cell table:style-name="ce23" table:formula="of:=AND(([.S4]&gt;900);([.T4]&lt;=[.AF4]))" office:value-type="boolean" office:boolean-value="true" calcext:value-type="boolean">
            <text:p>TRUE</text:p>
          </table:table-cell>
          <table:table-cell table:formula="of:=0.5*MAX([.T4]-[.AE4];0)" office:value-type="float" office:value="0" calcext:value-type="float">
            <text:p>0</text:p>
          </table:table-cell>
          <table:table-cell table:style-name="ce8" table:formula="of:=[.AG4]*140*[.R4]-[.AH4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formula="of:=IF([.I5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5]-[.R5]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12" calcext:value-type="float">
            <text:p>5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13" calcext:value-type="float">
            <text:p>2013</text:p>
          </table:table-cell>
          <table:table-cell table:style-name="ce6" table:formula="of:=[.AG5]*[.R5]*140-[.AH5]" office:value-type="float" office:value="0" calcext:value-type="float">
            <text:p>0.00</text:p>
          </table:table-cell>
          <table:table-cell table:style-name="ce7"/>
          <table:table-cell table:style-name="ce11" table:number-columns-repeated="2"/>
          <table:table-cell table:style-name="ce5" table:formula="of:=2*345" office:value-type="float" office:value="690" calcext:value-type="float">
            <text:p>690</text:p>
          </table:table-cell>
          <table:table-cell table:style-name="ce12"/>
          <table:table-cell table:style-name="ce8"/>
          <table:table-cell table:style-name="ce13" table:formula="of:=[.AB5]+[.AC5]" office:value-type="float" office:value="690" calcext:value-type="float">
            <text:p>690.00</text:p>
          </table:table-cell>
          <table:table-cell table:style-name="ce14"/>
          <table:table-cell table:style-name="ce5"/>
          <table:table-cell table:style-name="ce5" table:formula="of:=0.5*MAX([.T5]-[.AE5];0)" office:value-type="float" office:value="0" calcext:value-type="float">
            <text:p>0</text:p>
          </table:table-cell>
          <table:table-cell table:style-name="ce12" table:formula="of:=[.AG5]*140*[.R5]-[.AH5]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formula="of:=IF([.I6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80" calcext:value-type="float">
            <text:p>8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G6]-[.R6]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512" calcext:value-type="float">
            <text:p>5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013" calcext:value-type="float">
            <text:p>2013</text:p>
          </table:table-cell>
          <table:table-cell table:style-name="ce6" table:formula="of:=[.AG6]*[.R6]*140-[.AH6]" office:value-type="float" office:value="0" calcext:value-type="float">
            <text:p>0.00</text:p>
          </table:table-cell>
          <table:table-cell table:style-name="ce7" table:number-columns-repeated="3"/>
          <table:table-cell table:style-name="ce28" table:formula="of:=2*345" office:value-type="float" office:value="690" calcext:value-type="float">
            <text:p>690</text:p>
          </table:table-cell>
          <table:table-cell table:style-name="ce8" table:number-columns-repeated="2"/>
          <table:table-cell table:style-name="ce17" table:formula="of:=[.AB6]+[.AC6]" office:value-type="float" office:value="690" calcext:value-type="float">
            <text:p>690.00</text:p>
          </table:table-cell>
          <table:table-cell table:style-name="ce18"/>
          <table:table-cell table:style-name="ce15"/>
          <table:table-cell table:style-name="ce7" table:formula="of:=0.5*MAX([.T6]-[.AE6];0)" office:value-type="float" office:value="0" calcext:value-type="float">
            <text:p>0</text:p>
          </table:table-cell>
          <table:table-cell table:style-name="ce8" table:formula="of:=[.AG6]*140*[.R6]-[.AH6]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formula="of:=IF([.I7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7]-[.R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9" calcext:value-type="float">
            <text:p>2009</text:p>
          </table:table-cell>
          <table:table-cell table:style-name="ce6" table:formula="of:=[.AG7]*[.R7]*140-[.AH7]" office:value-type="float" office:value="140" calcext:value-type="float">
            <text:p>140.00</text:p>
          </table:table-cell>
          <table:table-cell table:style-name="ce7"/>
          <table:table-cell table:style-name="ce11" table:number-columns-repeated="2"/>
          <table:table-cell table:formula="of:=359*(1+[.P7])" office:value-type="float" office:value="488.24" calcext:value-type="float">
            <text:p>488.24</text:p>
          </table:table-cell>
          <table:table-cell table:style-name="ce12" table:formula="of:=0.759*([.M7]+[.N7])" office:value-type="float" office:value="364.32" calcext:value-type="float">
            <text:p>364.32</text:p>
          </table:table-cell>
          <table:table-cell table:style-name="ce8"/>
          <table:table-cell table:style-name="ce13" table:formula="of:=[.AB7]+[.AC7]" office:value-type="float" office:value="852.56" calcext:value-type="float">
            <text:p>852.56</text:p>
          </table:table-cell>
          <table:table-cell table:style-name="ce10" table:formula="of:=[.AE7]+140*[.R7]" office:value-type="float" office:value="992.56" calcext:value-type="float">
            <text:p>992.6</text:p>
          </table:table-cell>
          <table:table-cell table:style-name="ce23" table:formula="of:=AND(([.S7]&gt;600);([.T7]&lt;=[.AF7]))" office:value-type="boolean" office:boolean-value="true" calcext:value-type="boolean">
            <text:p>TRUE</text:p>
          </table:table-cell>
          <table:table-cell table:formula="of:=0.5*MAX([.T7]-[.AE7];0)" office:value-type="float" office:value="0" calcext:value-type="float">
            <text:p>0</text:p>
          </table:table-cell>
          <table:table-cell table:style-name="ce12" table:formula="of:=[.AG7]*140*[.R7]-[.AH7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IF([.I8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8]-[.R8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9" calcext:value-type="float">
            <text:p>2009</text:p>
          </table:table-cell>
          <table:table-cell table:style-name="ce6" table:formula="of:=[.AG8]*[.R8]*140-[.AH8]" office:value-type="float" office:value="140" calcext:value-type="float">
            <text:p>140.00</text:p>
          </table:table-cell>
          <table:table-cell table:style-name="ce7" table:number-columns-repeated="3"/>
          <table:table-cell table:formula="of:=359*(1+[.P8])" office:value-type="float" office:value="488.24" calcext:value-type="float">
            <text:p>488.24</text:p>
          </table:table-cell>
          <table:table-cell table:style-name="ce8" table:formula="of:=0.759*([.M8]+[.N8])" office:value-type="float" office:value="364.32" calcext:value-type="float">
            <text:p>364.32</text:p>
          </table:table-cell>
          <table:table-cell table:style-name="ce8"/>
          <table:table-cell table:style-name="ce9" table:formula="of:=[.AB8]+[.AC8]" office:value-type="float" office:value="852.56" calcext:value-type="float">
            <text:p>852.56</text:p>
          </table:table-cell>
          <table:table-cell table:style-name="ce10" table:formula="of:=[.AE8]+140*[.R8]" office:value-type="float" office:value="992.56" calcext:value-type="float">
            <text:p>992.6</text:p>
          </table:table-cell>
          <table:table-cell table:style-name="ce25" table:formula="of:=AND(([.S8]&gt;600);([.T8]&lt;=[.AF8]))" office:value-type="boolean" office:boolean-value="true" calcext:value-type="boolean">
            <text:p>TRUE</text:p>
          </table:table-cell>
          <table:table-cell table:style-name="ce7" table:formula="of:=0.5*MAX([.T8]-[.AE8];0)" office:value-type="float" office:value="0" calcext:value-type="float">
            <text:p>0</text:p>
          </table:table-cell>
          <table:table-cell table:style-name="ce8" table:formula="of:=[.AG8]*140*[.R8]-[.AH8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formula="of:=IF([.I9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9]-[.R9]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table:formula="of:=3*154" office:value-type="float" office:value="462" calcext:value-type="float">
            <text:p>4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table:formula="of:=[.AG9]*[.R9]*140-[.AH9]" office:value-type="float" office:value="217.6748" calcext:value-type="float">
            <text:p>217.67</text:p>
          </table:table-cell>
          <table:table-cell table:style-name="ce7"/>
          <table:table-cell table:style-name="ce11" table:number-columns-repeated="2"/>
          <table:table-cell table:style-name="ce5" table:formula="of:=338*0.9*2" office:value-type="float" office:value="608.4" calcext:value-type="float">
            <text:p>608.4</text:p>
          </table:table-cell>
          <table:table-cell table:style-name="ce12" table:formula="of:=0.6212*([.M9]+[.N9])" office:value-type="float" office:value="602.564" calcext:value-type="float">
            <text:p>602.56</text:p>
          </table:table-cell>
          <table:table-cell table:style-name="ce12"/>
          <table:table-cell table:style-name="ce13" table:formula="of:=[.AB9]+[.AC9]" office:value-type="float" office:value="1210.964" calcext:value-type="float">
            <text:p>1210.96</text:p>
          </table:table-cell>
          <table:table-cell table:style-name="ce14" table:formula="of:=[.AE9]+140*[.R9]" office:value-type="float" office:value="1630.964" calcext:value-type="float">
            <text:p>1631.0</text:p>
          </table:table-cell>
          <table:table-cell table:style-name="ce24" table:formula="of:=AND(([.S9]&gt;900);([.T9]&lt;=[.AF9]))" office:value-type="boolean" office:boolean-value="true" calcext:value-type="boolean">
            <text:p>TRUE</text:p>
          </table:table-cell>
          <table:table-cell table:style-name="ce5" table:formula="of:=0.7*MAX([.T9]-[.AE9];0)" office:value-type="float" office:value="202.3252" calcext:value-type="float">
            <text:p>202.3252</text:p>
          </table:table-cell>
          <table:table-cell table:style-name="ce12" table:formula="of:=[.AG9]*140*[.R9]-[.AH9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formula="of:=IF([.I10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0]-[.R10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0]*[.R10]*140-[.AH10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0]+[.N10])" office:value-type="float" office:value="602.564" calcext:value-type="float">
            <text:p>602.56</text:p>
          </table:table-cell>
          <table:table-cell table:style-name="ce8"/>
          <table:table-cell table:style-name="ce9" table:formula="of:=[.AB10]+[.AC10]" office:value-type="float" office:value="1210.964" calcext:value-type="float">
            <text:p>1210.96</text:p>
          </table:table-cell>
          <table:table-cell table:style-name="ce10" table:formula="of:=[.AE10]+140*[.R10]" office:value-type="float" office:value="1630.964" calcext:value-type="float">
            <text:p>1631.0</text:p>
          </table:table-cell>
          <table:table-cell table:style-name="ce23" table:formula="of:=AND(([.S10]&gt;900);([.T10]&lt;=[.AF10]))" office:value-type="boolean" office:boolean-value="true" calcext:value-type="boolean">
            <text:p>TRUE</text:p>
          </table:table-cell>
          <table:table-cell table:style-name="ce5" table:formula="of:=0.7*MAX([.T10]-[.AE10];0)" office:value-type="float" office:value="202.3252" calcext:value-type="float">
            <text:p>202.3252</text:p>
          </table:table-cell>
          <table:table-cell table:style-name="ce8" table:formula="of:=[.AG10]*140*[.R10]-[.AH10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formula="of:=IF([.I11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1]-[.R11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1]*[.R11]*140-[.AH11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1]+[.N11])" office:value-type="float" office:value="602.564" calcext:value-type="float">
            <text:p>602.56</text:p>
          </table:table-cell>
          <table:table-cell table:style-name="ce8"/>
          <table:table-cell table:style-name="ce9" table:formula="of:=[.AB11]+[.AC11]" office:value-type="float" office:value="1210.964" calcext:value-type="float">
            <text:p>1210.96</text:p>
          </table:table-cell>
          <table:table-cell table:style-name="ce10" table:formula="of:=[.AE11]+140*[.R11]" office:value-type="float" office:value="1630.964" calcext:value-type="float">
            <text:p>1631.0</text:p>
          </table:table-cell>
          <table:table-cell table:style-name="ce23" table:formula="of:=AND(([.S11]&gt;900);([.T11]&lt;=[.AF11]))" office:value-type="boolean" office:boolean-value="true" calcext:value-type="boolean">
            <text:p>TRUE</text:p>
          </table:table-cell>
          <table:table-cell table:style-name="ce5" table:formula="of:=0.7*MAX([.T11]-[.AE11];0)" office:value-type="float" office:value="202.3252" calcext:value-type="float">
            <text:p>202.3252</text:p>
          </table:table-cell>
          <table:table-cell table:style-name="ce8" table:formula="of:=[.AG11]*140*[.R11]-[.AH11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formula="of:=IF([.I12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2]-[.R12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2]*[.R12]*140-[.AH12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2]+[.N12])" office:value-type="float" office:value="602.564" calcext:value-type="float">
            <text:p>602.56</text:p>
          </table:table-cell>
          <table:table-cell table:style-name="ce8"/>
          <table:table-cell table:style-name="ce9" table:formula="of:=[.AB12]+[.AC12]" office:value-type="float" office:value="1210.964" calcext:value-type="float">
            <text:p>1210.96</text:p>
          </table:table-cell>
          <table:table-cell table:style-name="ce10" table:formula="of:=[.AE12]+140*[.R12]" office:value-type="float" office:value="1630.964" calcext:value-type="float">
            <text:p>1631.0</text:p>
          </table:table-cell>
          <table:table-cell table:style-name="ce23" table:formula="of:=AND(([.S12]&gt;900);([.T12]&lt;=[.AF12]))" office:value-type="boolean" office:boolean-value="true" calcext:value-type="boolean">
            <text:p>TRUE</text:p>
          </table:table-cell>
          <table:table-cell table:style-name="ce5" table:formula="of:=0.7*MAX([.T12]-[.AE12];0)" office:value-type="float" office:value="202.3252" calcext:value-type="float">
            <text:p>202.3252</text:p>
          </table:table-cell>
          <table:table-cell table:style-name="ce8" table:formula="of:=[.AG12]*140*[.R12]-[.AH12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IF([.I13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3]-[.R13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3]*[.R13]*140-[.AH13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3]+[.N13])" office:value-type="float" office:value="602.564" calcext:value-type="float">
            <text:p>602.56</text:p>
          </table:table-cell>
          <table:table-cell table:style-name="ce8"/>
          <table:table-cell table:style-name="ce9" table:formula="of:=[.AB13]+[.AC13]" office:value-type="float" office:value="1210.964" calcext:value-type="float">
            <text:p>1210.96</text:p>
          </table:table-cell>
          <table:table-cell table:style-name="ce10" table:formula="of:=[.AE13]+140*[.R13]" office:value-type="float" office:value="1630.964" calcext:value-type="float">
            <text:p>1631.0</text:p>
          </table:table-cell>
          <table:table-cell table:style-name="ce23" table:formula="of:=AND(([.S13]&gt;900);([.T13]&lt;=[.AF13]))" office:value-type="boolean" office:boolean-value="true" calcext:value-type="boolean">
            <text:p>TRUE</text:p>
          </table:table-cell>
          <table:table-cell table:style-name="ce5" table:formula="of:=0.7*MAX([.T13]-[.AE13];0)" office:value-type="float" office:value="202.3252" calcext:value-type="float">
            <text:p>202.3252</text:p>
          </table:table-cell>
          <table:table-cell table:style-name="ce8" table:formula="of:=[.AG13]*140*[.R13]-[.AH13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formula="of:=IF([.I14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578" calcext:value-type="float">
            <text:p>157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/>
          <table:table-cell table:style-name="ce11" table:number-columns-repeated="2"/>
          <table:table-cell table:style-name="ce11" table:formula="of:=3*291" office:value-type="float" office:value="873" calcext:value-type="float">
            <text:p>873</text:p>
          </table:table-cell>
          <table:table-cell table:style-name="ce5" table:number-columns-repeated="2"/>
          <table:table-cell table:style-name="ce13" table:formula="of:=[.AB14]+[.AC14]" office:value-type="float" office:value="873" calcext:value-type="float">
            <text:p>873.00</text:p>
          </table:table-cell>
          <table:table-cell table:style-name="ce5" table:number-columns-repeated="2"/>
          <table:table-cell table:formula="of:=0.5*MAX([.T14]-[.AE14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formula="of:=IF([.I15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9" table:formula="of:=[.AB15]+[.AC15]" office:value-type="float" office:value="873" calcext:value-type="float">
            <text:p>873.00</text:p>
          </table:table-cell>
          <table:table-cell table:number-columns-repeated="2"/>
          <table:table-cell table:formula="of:=0.5*MAX([.T15]-[.AE15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formula="of:=IF([.I16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9" table:formula="of:=[.AB16]+[.AC16]" office:value-type="float" office:value="873" calcext:value-type="float">
            <text:p>873.00</text:p>
          </table:table-cell>
          <table:table-cell table:number-columns-repeated="2"/>
          <table:table-cell table:formula="of:=0.5*MAX([.T16]-[.AE16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formula="of:=IF([.I17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17]-[.R1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19" calcext:value-type="float">
            <text:p>2019</text:p>
          </table:table-cell>
          <table:table-cell table:style-name="ce6" table:formula="of:=[.R17]*170*[.AG17]-160" office:value-type="float" office:value="10" calcext:value-type="float">
            <text:p>10.00</text:p>
          </table:table-cell>
          <table:table-cell table:style-name="ce7"/>
          <table:table-cell table:style-name="ce11" table:number-columns-repeated="2"/>
          <table:table-cell table:formula="of:=359*(1+[.P17])" office:value-type="float" office:value="488.24" calcext:value-type="float">
            <text:p>488.24</text:p>
          </table:table-cell>
          <table:table-cell table:style-name="ce12" table:formula="of:=0.759*([.M17]+[.N17])" office:value-type="float" office:value="364.32" calcext:value-type="float">
            <text:p>364.32</text:p>
          </table:table-cell>
          <table:table-cell table:style-name="ce8"/>
          <table:table-cell table:style-name="ce13" table:formula="of:=[.AB17]+[.AC17]" office:value-type="float" office:value="852.56" calcext:value-type="float">
            <text:p>852.56</text:p>
          </table:table-cell>
          <table:table-cell table:style-name="ce10" table:formula="of:=[.AE17]+140*[.R17]" office:value-type="float" office:value="992.56" calcext:value-type="float">
            <text:p>992.6</text:p>
          </table:table-cell>
          <table:table-cell table:style-name="ce23" table:formula="of:=AND(([.S17]&gt;600);([.T17]&lt;=[.AF17]))" office:value-type="boolean" office:boolean-value="true" calcext:value-type="boolean">
            <text:p>TRUE</text:p>
          </table:table-cell>
          <table:table-cell table:formula="of:=0.5*MAX([.T17]-[.AE17];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IF([.I18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18]-[.R18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019" calcext:value-type="float">
            <text:p>2019</text:p>
          </table:table-cell>
          <table:table-cell table:style-name="ce6" table:formula="of:=[.R18]*170*[.AG18]-160" office:value-type="float" office:value="10" calcext:value-type="float">
            <text:p>10.00</text:p>
          </table:table-cell>
          <table:table-cell table:style-name="ce7" table:number-columns-repeated="3"/>
          <table:table-cell table:formula="of:=359*(1+[.P18])" office:value-type="float" office:value="488.24" calcext:value-type="float">
            <text:p>488.24</text:p>
          </table:table-cell>
          <table:table-cell table:style-name="ce8" table:formula="of:=0.759*([.M18]+[.N18])" office:value-type="float" office:value="364.32" calcext:value-type="float">
            <text:p>364.32</text:p>
          </table:table-cell>
          <table:table-cell table:style-name="ce8"/>
          <table:table-cell table:style-name="ce9" table:formula="of:=[.AB18]+[.AC18]" office:value-type="float" office:value="852.56" calcext:value-type="float">
            <text:p>852.56</text:p>
          </table:table-cell>
          <table:table-cell table:style-name="ce10" table:formula="of:=[.AE18]+140*[.R18]" office:value-type="float" office:value="992.56" calcext:value-type="float">
            <text:p>992.6</text:p>
          </table:table-cell>
          <table:table-cell table:style-name="ce25" table:formula="of:=AND(([.S18]&gt;600);([.T18]&lt;=[.AF18]))" office:value-type="boolean" office:boolean-value="true" calcext:value-type="boolean">
            <text:p>TRUE</text:p>
          </table:table-cell>
          <table:table-cell table:style-name="ce7" table:formula="of:=0.5*MAX([.T18]-[.AE18];0)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19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19]-[.R1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644" calcext:value-type="float">
            <text:p>644</text:p>
          </table:table-cell>
          <table:table-cell table:formula="of:=[.R19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19]*[.R19]*140-[.AH19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19]+[.N19])" office:value-type="float" office:value="665.28" calcext:value-type="float">
            <text:p>665.28</text:p>
          </table:table-cell>
          <table:table-cell table:style-name="ce8"/>
          <table:table-cell table:style-name="ce9" table:formula="of:=[.AB19]+[.AC19]" office:value-type="float" office:value="1393.28" calcext:value-type="float">
            <text:p>1393.28</text:p>
          </table:table-cell>
          <table:table-cell table:style-name="ce10" table:formula="of:=[.AE19]+170*[.R19]" office:value-type="float" office:value="1563.28" calcext:value-type="float">
            <text:p>1563.3</text:p>
          </table:table-cell>
          <table:table-cell table:style-name="ce23" table:formula="of:=AND(([.S19]&gt;900);([.T19]&lt;=[.AF19]))" office:value-type="boolean" office:boolean-value="true" calcext:value-type="boolean">
            <text:p>TRUE</text:p>
          </table:table-cell>
          <table:table-cell table:style-name="ce8" table:formula="of:=0.5*MAX([.T19]-[.AE19];0)" office:value-type="float" office:value="0" calcext:value-type="float">
            <text:p>0.00</text:p>
          </table:table-cell>
          <table:table-cell table:style-name="ce8" table:formula="of:=[.AG19]*140*[.R19]-[.AH19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20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0]-[.R2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644" calcext:value-type="float">
            <text:p>644</text:p>
          </table:table-cell>
          <table:table-cell table:formula="of:=[.R20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0]*[.R20]*140-[.AH20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0]+[.N20])" office:value-type="float" office:value="665.28" calcext:value-type="float">
            <text:p>665.28</text:p>
          </table:table-cell>
          <table:table-cell table:style-name="ce8"/>
          <table:table-cell table:style-name="ce9" table:formula="of:=[.AB20]+[.AC20]" office:value-type="float" office:value="1393.28" calcext:value-type="float">
            <text:p>1393.28</text:p>
          </table:table-cell>
          <table:table-cell table:style-name="ce10" table:formula="of:=[.AE20]+170*[.R20]" office:value-type="float" office:value="1563.28" calcext:value-type="float">
            <text:p>1563.3</text:p>
          </table:table-cell>
          <table:table-cell table:style-name="ce23" table:formula="of:=AND(([.S20]&gt;900);([.T20]&lt;=[.AF20]))" office:value-type="boolean" office:boolean-value="true" calcext:value-type="boolean">
            <text:p>TRUE</text:p>
          </table:table-cell>
          <table:table-cell table:formula="of:=0.5*MAX([.T20]-[.AE20];0)" office:value-type="float" office:value="0" calcext:value-type="float">
            <text:p>0</text:p>
          </table:table-cell>
          <table:table-cell table:style-name="ce8" table:formula="of:=[.AG20]*140*[.R20]-[.AH20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1]-[.R2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R21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1]*[.R21]*140-[.AH21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1]+[.N21])" office:value-type="float" office:value="665.28" calcext:value-type="float">
            <text:p>665.28</text:p>
          </table:table-cell>
          <table:table-cell table:style-name="ce8"/>
          <table:table-cell table:style-name="ce9" table:formula="of:=[.AB21]+[.AC21]" office:value-type="float" office:value="1393.28" calcext:value-type="float">
            <text:p>1393.28</text:p>
          </table:table-cell>
          <table:table-cell table:style-name="ce10" table:formula="of:=[.AE21]+170*[.R21]" office:value-type="float" office:value="1563.28" calcext:value-type="float">
            <text:p>1563.3</text:p>
          </table:table-cell>
          <table:table-cell table:style-name="ce23" table:formula="of:=AND(([.S21]&gt;900);([.T21]&lt;=[.AF21]))" office:value-type="boolean" office:boolean-value="true" calcext:value-type="boolean">
            <text:p>TRUE</text:p>
          </table:table-cell>
          <table:table-cell table:formula="of:=0.5*MAX([.T21]-[.AE21];0)" office:value-type="float" office:value="0" calcext:value-type="float">
            <text:p>0</text:p>
          </table:table-cell>
          <table:table-cell table:style-name="ce8" table:formula="of:=[.AG21]*140*[.R21]-[.AH21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formula="of:=IF([.I22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22]-[.R22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20" calcext:value-type="float">
            <text:p>2020</text:p>
          </table:table-cell>
          <table:table-cell table:style-name="ce6" table:formula="of:=[.R22]*185*[.AG22]-(0.45*150)" office:value-type="float" office:value="117.5" calcext:value-type="float">
            <text:p>117.50</text:p>
          </table:table-cell>
          <table:table-cell table:style-name="ce7"/>
          <table:table-cell table:style-name="ce11" table:number-columns-repeated="2"/>
          <table:table-cell table:formula="of:=359*(1+[.P22])" office:value-type="float" office:value="488.24" calcext:value-type="float">
            <text:p>488.24</text:p>
          </table:table-cell>
          <table:table-cell table:style-name="ce12" table:formula="of:=0.759*([.M22]+[.N22])" office:value-type="float" office:value="364.32" calcext:value-type="float">
            <text:p>364.32</text:p>
          </table:table-cell>
          <table:table-cell table:style-name="ce8"/>
          <table:table-cell table:style-name="ce13" table:formula="of:=[.AB22]+[.AC22]" office:value-type="float" office:value="852.56" calcext:value-type="float">
            <text:p>852.56</text:p>
          </table:table-cell>
          <table:table-cell table:style-name="ce10" table:formula="of:=[.AE22]+140*[.R22]" office:value-type="float" office:value="992.56" calcext:value-type="float">
            <text:p>992.6</text:p>
          </table:table-cell>
          <table:table-cell table:style-name="ce23" table:formula="of:=AND(([.S22]&gt;600);([.T22]&lt;=[.AF22]))" office:value-type="boolean" office:boolean-value="true" calcext:value-type="boolean">
            <text:p>TRUE</text:p>
          </table:table-cell>
          <table:table-cell table:formula="of:=0.45*MAX([.T22]-[.AE22];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23]-[.R2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20" calcext:value-type="float">
            <text:p>2020</text:p>
          </table:table-cell>
          <table:table-cell table:style-name="ce6" table:formula="of:=[.R23]*185*[.AG23]-(0.45*150)" office:value-type="float" office:value="117.5" calcext:value-type="float">
            <text:p>117.50</text:p>
          </table:table-cell>
          <table:table-cell table:style-name="ce7" table:number-columns-repeated="3"/>
          <table:table-cell table:formula="of:=359*(1+[.P23])" office:value-type="float" office:value="488.24" calcext:value-type="float">
            <text:p>488.24</text:p>
          </table:table-cell>
          <table:table-cell table:style-name="ce8" table:formula="of:=0.759*([.M23]+[.N23])" office:value-type="float" office:value="364.32" calcext:value-type="float">
            <text:p>364.32</text:p>
          </table:table-cell>
          <table:table-cell table:style-name="ce8"/>
          <table:table-cell table:style-name="ce9" table:formula="of:=[.AB23]+[.AC23]" office:value-type="float" office:value="852.56" calcext:value-type="float">
            <text:p>852.56</text:p>
          </table:table-cell>
          <table:table-cell table:style-name="ce10" table:formula="of:=[.AE23]+140*[.R23]" office:value-type="float" office:value="992.56" calcext:value-type="float">
            <text:p>992.6</text:p>
          </table:table-cell>
          <table:table-cell table:style-name="ce25" table:formula="of:=AND(([.S23]&gt;600);([.T23]&lt;=[.AF23]))" office:value-type="boolean" office:boolean-value="true" calcext:value-type="boolean">
            <text:p>TRUE</text:p>
          </table:table-cell>
          <table:table-cell table:style-name="ce7" table:formula="of:=0.45*MAX([.T23]-[.AE23];0)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4])" office:value-type="float" office:value="359" calcext:value-type="float">
            <text:p>359</text:p>
          </table:table-cell>
          <table:table-cell table:style-name="ce8" table:formula="of:=0.7117*([.M24]+[.N24])" office:value-type="float" office:value="633.413" calcext:value-type="float">
            <text:p>633.41</text:p>
          </table:table-cell>
          <table:table-cell/>
          <table:table-cell table:style-name="ce9" table:formula="of:=[.AB24]+[.AC24]" office:value-type="float" office:value="992.413" calcext:value-type="float">
            <text:p>992.41</text:p>
          </table:table-cell>
          <table:table-cell table:style-name="ce10" table:formula="of:=[.AE24]+140*[.R24]" office:value-type="float" office:value="1272.413" calcext:value-type="float">
            <text:p>1272.4</text:p>
          </table:table-cell>
          <table:table-cell table:style-name="ce25" table:formula="of:=AND(([.S24]&gt;600);([.T24]&lt;=[.AF24]))" office:value-type="boolean" office:boolean-value="true" calcext:value-type="boolean">
            <text:p>TRUE</text:p>
          </table:table-cell>
          <table:table-cell table:formula="of:=0.5*MAX([.T24]-[.AE24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5])" office:value-type="float" office:value="359" calcext:value-type="float">
            <text:p>359</text:p>
          </table:table-cell>
          <table:table-cell table:style-name="ce8" table:formula="of:=0.7117*([.M25]+[.N25])" office:value-type="float" office:value="633.413" calcext:value-type="float">
            <text:p>633.41</text:p>
          </table:table-cell>
          <table:table-cell/>
          <table:table-cell table:style-name="ce9" table:formula="of:=[.AB25]+[.AC25]" office:value-type="float" office:value="992.413" calcext:value-type="float">
            <text:p>992.41</text:p>
          </table:table-cell>
          <table:table-cell table:style-name="ce10" table:formula="of:=[.AE25]+140*[.R25]" office:value-type="float" office:value="1272.413" calcext:value-type="float">
            <text:p>1272.4</text:p>
          </table:table-cell>
          <table:table-cell table:style-name="ce25" table:formula="of:=AND(([.S25]&gt;600);([.T25]&lt;=[.AF25]))" office:value-type="boolean" office:boolean-value="true" calcext:value-type="boolean">
            <text:p>TRUE</text:p>
          </table:table-cell>
          <table:table-cell table:formula="of:=0.5*MAX([.T25]-[.AE25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6])" office:value-type="float" office:value="359" calcext:value-type="float">
            <text:p>359</text:p>
          </table:table-cell>
          <table:table-cell table:style-name="ce8" table:formula="of:=0.7117*([.M26]+[.N26])" office:value-type="float" office:value="633.413" calcext:value-type="float">
            <text:p>633.41</text:p>
          </table:table-cell>
          <table:table-cell/>
          <table:table-cell table:style-name="ce9" table:formula="of:=[.AB26]+[.AC26]" office:value-type="float" office:value="992.413" calcext:value-type="float">
            <text:p>992.41</text:p>
          </table:table-cell>
          <table:table-cell table:style-name="ce10" table:formula="of:=[.AE26]+140*[.R26]" office:value-type="float" office:value="1272.413" calcext:value-type="float">
            <text:p>1272.4</text:p>
          </table:table-cell>
          <table:table-cell table:style-name="ce25" table:formula="of:=AND(([.S26]&gt;600);([.T26]&lt;=[.AF26]))" office:value-type="boolean" office:boolean-value="true" calcext:value-type="boolean">
            <text:p>TRUE</text:p>
          </table:table-cell>
          <table:table-cell table:formula="of:=0.5*MAX([.T26]-[.AE26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7])" office:value-type="float" office:value="359" calcext:value-type="float">
            <text:p>359</text:p>
          </table:table-cell>
          <table:table-cell table:style-name="ce8" table:formula="of:=0.7117*([.M27]+[.N27])" office:value-type="float" office:value="633.413" calcext:value-type="float">
            <text:p>633.41</text:p>
          </table:table-cell>
          <table:table-cell/>
          <table:table-cell table:style-name="ce9" table:formula="of:=[.AB27]+[.AC27]" office:value-type="float" office:value="992.413" calcext:value-type="float">
            <text:p>992.41</text:p>
          </table:table-cell>
          <table:table-cell table:style-name="ce10" table:formula="of:=[.AE27]+140*[.R27]" office:value-type="float" office:value="1272.413" calcext:value-type="float">
            <text:p>1272.4</text:p>
          </table:table-cell>
          <table:table-cell table:style-name="ce25" table:formula="of:=AND(([.S27]&gt;600);([.T27]&lt;=[.AF27]))" office:value-type="boolean" office:boolean-value="true" calcext:value-type="boolean">
            <text:p>TRUE</text:p>
          </table:table-cell>
          <table:table-cell table:formula="of:=0.5*MAX([.T27]-[.AE27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30"/>
          <table:table-cell table:style-name="ce8"/>
          <table:table-cell table:number-columns-repeated="2"/>
          <table:table-cell table:style-name="ce8" table:number-columns-repeated="2"/>
          <table:table-cell table:number-columns-repeated="988"/>
        </table:table-row>
        <table:table-row table:style-name="ro2" table:number-rows-repeated="14">
          <table:table-cell table:number-columns-repeated="30"/>
          <table:table-cell table:style-name="ce8"/>
          <table:table-cell table:number-columns-repeated="2"/>
          <table:table-cell table:style-name="ce8"/>
          <table:table-cell table:number-columns-repeated="98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dc:creator>Eric Sommer</dc:creator>
    <meta:creation-date>2006-09-16T00:00:00Z</meta:creation-date>
    <dc:date>2019-11-24T14:17:32.980563264</dc:date>
    <meta:editing-duration>PT3H39M18S</meta:editing-duration>
    <meta:editing-cycles>1</meta:editing-cycles>
    <meta:document-statistic meta:table-count="1" meta:cell-count="818" meta:object-count="0"/>
  </office:meta>
</office:document-meta>
</file>